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paragraph-properties fo:text-align="center" style:justify-single-word="false"/>
      <style:text-properties style:font-name="Cambria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6" style:family="paragraph" style:parent-style-name="Heading_20_1">
      <style:text-properties style:font-name="Cambria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language="en" fo:country="US" fo:font-weight="normal" style:font-name-asian="Times New Roman2" style:font-weight-asian="normal" style:font-name-complex="Times New Roman2" style:font-weight-complex="normal"/>
    </style:style>
    <style:style style:name="T4" style:family="text">
      <style:text-properties fo:language="en" fo:country="US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5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language="ru" fo:country="RU"/>
    </style:style>
    <style:style style:name="T7" style:family="text">
      <style:text-properties fo:language="ru" fo:country="RU" fo:font-weight="normal" style:font-weight-asian="normal" style:font-weight-complex="normal"/>
    </style:style>
    <style:style style:name="T8" style:family="text">
      <style:text-properties fo:language="ru" fo:country="RU" fo:font-weight="normal" style:font-name-asian="Times New Roman2" style:font-weight-asian="normal" style:font-name-complex="Times New Roman2" style:font-weight-complex="normal"/>
    </style:style>
    <style:style style:name="T9" style:family="text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language="ru" fo:country="RU"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style:font-name-asian="Times New Roman2" style:font-weight-asian="normal" style:font-name-complex="Times New Roman2" style:font-weight-complex="normal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draw:frame draw:style-name="fr1" draw:name="Графический объект1" text:anchor-type="as-char" svg:width="0.85cm" svg:height="0.85cm" draw:z-index="0"><draw:image xlink:href="../images/3031.png" xlink:type="simple" xlink:show="embed" xlink:actuate="onLoad"/></draw:frame></text:p>
          </table:table-cell>
          <table:table-cell table:style-name="Table1.B1" office:value-type="string">
            <text:h text:style-name="P6" text:outline-level="1">Импульс по фронту</text:h>
          </table:table-cell>
        </table:table-row>
        <table:table-row>
          <table:table-cell table:style-name="Table1.A2" office:value-type="string">
            <text:p text:style-name="P5">в палитре</text:p>
          </table:table-cell>
          <table:table-cell table:style-name="Table1.B1" office:value-type="string">
            <text:p text:style-name="P2">| векторизован | <text:span text:style-name="T6">Cи</text:span> <text:span text:style-name="T1">|</text:span></text:p>
          </table:table-cell>
        </table:table-row>
        <table:table-row table:style-name="Table1.3">
          <table:table-cell table:style-name="Table1.A1" office:value-type="string">
            <text:p text:style-name="P4"><draw:frame draw:style-name="fr2" draw:name="Графический объект2" text:anchor-type="as-char" svg:width="2.671cm" svg:height="1.769cm" draw:z-index="1"><draw:image xlink:href="../images/3031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5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2"><text:span text:style-name="T6">Блок ф</text:span>ормирует импульс величиной 1, длительностью в <text:span text:style-name="T13">один</text:span> шаг интегрирования, при изменении входной величины от нуля до единицы:</text:p>
            <text:p text:style-name="P3"><text:span text:style-name="T12"><draw:frame draw:style-name="fr3" draw:name="Объект1" text:anchor-type="as-char" svg:width="8.632cm" svg:height="1.251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12">,</text:span></text:p>
            <text:p text:style-name="P2"><text:span text:style-name="T8">где </text:span><text:span text:style-name="T4">y(t)</text:span><text:span text:style-name="T3"> </text:span><text:span text:style-name="T8">– выходной сигнал блока, </text:span><text:span text:style-name="T4">x(t), x(t-Δt)</text:span><text:span text:style-name="T3"> </text:span><text:span text:style-name="T8">– входной сигнал в текущий момент времени и на предыдущем временном шаге интегрирования.</text:span></text:p>
            <text:p text:style-name="P2"><text:span text:style-name="T14">Свойства</text:span>:<text:span text:style-name="T11"> </text:span><text:span text:style-name="T7">для работы блока свойства задавать не требуется.</text:span></text:p>
            <text:p text:style-name="P2"><text:span text:style-name="T10">Примечание</text:span><text:span text:style-name="T7">: если на вход блока подается не </text:span><text:span text:style-name="T9">логический</text:span><text:span text:style-name="T7">, а </text:span><text:span text:style-name="T9">действительный</text:span><text:span text:style-name="T7"> сигнал, то он считается </text:span><text:span text:style-name="T9">единичным</text:span><text:span text:style-name="T7"> при </text:span><text:span text:style-name="T5">x(t) &gt; 0.5</text:span><text:span text:style-name="T2"> </text:span><text:span text:style-name="T7">и </text:span><text:span text:style-name="T9">нулевым</text:span><text:span text:style-name="T7"> при </text:span><text:span text:style-name="T5">x(t) &lt; 0.5.</text:span>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Импульс по фронту</dc:title>
    <dc:date>2014-12-22T17:22:28.34</dc:date>
    <meta:generator>OpenOffice/4.1.1$Win32 OpenOffice.org_project/411m6$Build-9775</meta:generator>
    <meta:editing-duration>PT2H20M10S</meta:editing-duration>
    <meta:editing-cycles>114</meta:editing-cycles>
    <meta:document-statistic meta:table-count="1" meta:image-count="2" meta:object-count="1" meta:page-count="1" meta:paragraph-count="11" meta:word-count="85" meta:character-count="526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n>1,</mn>
                    <mi/>
                    <mi mathvariant="italic">если</mi>
                    <mi>x</mi>
                    <mrow>
                      <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o stretchy="false">=</mo>
                        <mn>1</mn>
                      </mrow>
                      <mo stretchy="false">=</mo>
                      <mrow>
                        <mo stretchy="false">¬</mo>
                        <mi>x</mi>
                      </mrow>
                    </mrow>
                    <mrow>
                      <mrow>
                        <mo stretchy="false">(</mo>
                        <mrow>
                          <mrow>
                            <mi>t</mi>
                            <mo stretchy="false">−</mo>
                            <mo stretchy="false">Δ</mo>
                          </mrow>
                          <mi>t</mi>
                        </mrow>
                        <mo stretchy="false">)</mo>
                      </mrow>
                      <mo stretchy="false">=</mo>
                      <mrow>
                        <mo stretchy="false">¬</mo>
                        <mn>0</mn>
                      </mrow>
                    </mrow>
                    <mi>;</mi>
                  </mrow>
                </mtd>
              </mtr>
              <mtr>
                <mtd>
                  <mrow>
                    <mn>0,</mn>
                    <mi/>
                    <mi mathvariant="italic">во</mi>
                    <mi mathvariant="italic">всех</mi>
                    <mi mathvariant="italic">остальных</mi>
                    <mi mathvariant="italic">случаях</mi>
                    <mi>;</mi>
                  </mrow>
                </mtd>
              </mtr>
            </mtable>
          </mrow>
        </mrow>
      </mrow>
    </mrow>
    <annotation encoding="StarMath 5.0">y(t) = left lbrace stack{
alignl 1, ~ если x(t) = 1 = neg x(t- %DELTA t) = neg 0; #
alignl 0, ~ во всех остальных случаях;  }
right none
</annotation>
  </semantics>
</math>
</file>